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4497" officeooo:paragraph-rsid="000d4497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d4497" officeooo:paragraph-rsid="000d4497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d4497" officeooo:paragraph-rsid="000e6242" style:font-size-asian="10.5pt" style:font-size-complex="12pt"/>
    </style:style>
    <style:style style:name="T1" style:family="text">
      <style:text-properties fo:language="pt" fo:country="PT"/>
    </style:style>
    <style:style style:name="T2" style:family="text">
      <style:text-properties fo:language="pt" fo:country="PT" style:font-size-asian="15.6999998092651pt"/>
    </style:style>
    <style:style style:name="T3" style:family="text">
      <style:text-properties fo:language="pt" fo:country="PT" officeooo:rsid="000e6242"/>
    </style:style>
    <style:style style:name="T4" style:family="text">
      <style:text-properties fo:language="pt" fo:country="PT" officeooo:rsid="000f9320"/>
    </style:style>
    <style:style style:name="T5" style:family="text">
      <style:text-properties fo:language="pt" fo:country="PT" officeooo:rsid="00104463"/>
    </style:style>
    <style:style style:name="T6" style:family="text">
      <style:text-properties fo:language="pt" fo:country="PT" officeooo:rsid="001182fd"/>
    </style:style>
    <style:style style:name="T7" style:family="text">
      <style:text-properties fo:language="pt" fo:country="PT" officeooo:rsid="00123683"/>
    </style:style>
    <style:style style:name="T8" style:family="text">
      <style:text-properties fo:language="pt" fo:country="PT" officeooo:rsid="00145ada"/>
    </style:style>
    <style:style style:name="T9" style:family="text">
      <style:text-properties fo:language="pt" fo:country="PT" officeooo:rsid="00161d75"/>
    </style:style>
    <style:style style:name="T10" style:family="text">
      <style:text-properties fo:language="pt" fo:country="PT" officeooo:rsid="001733da"/>
    </style:style>
    <style:style style:name="T11" style:family="text">
      <style:text-properties fo:language="pt" fo:country="PT" officeooo:rsid="0018a938"/>
    </style:style>
    <style:style style:name="T12" style:family="text">
      <style:text-properties fo:language="pt" fo:country="PT" officeooo:rsid="001a2b9e"/>
    </style:style>
    <style:style style:name="T13" style:family="text">
      <style:text-properties fo:language="pt" fo:country="PT" officeooo:rsid="001bcfa4"/>
    </style:style>
    <style:style style:name="T14" style:family="text">
      <style:text-properties fo:language="pt" fo:country="PT" officeooo:rsid="001c12da"/>
    </style:style>
    <style:style style:name="T15" style:family="text">
      <style:text-properties fo:language="pt" fo:country="PT" officeooo:rsid="001cb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2º projeto de Sistemas Operativos</text:p>
      <text:p text:style-name="P1"><text:span text:style-name="T2"/></text:p>
      <text:p text:style-name="P2"><text:span text:style-name="T1"/></text:p>
      <text:p text:style-name="P2"><text:span text:style-name="T1">.Estrutura das mensagens trocadas entre clientes e servidor</text:span></text:p>
      <text:p text:style-name="P2"><text:span text:style-name="T1"/></text:p>
      <text:p text:style-name="P2"><text:span text:style-name="T1">.Mecanismos de sincronização utilizados</text:span></text:p>
      <text:p text:style-name="P2"><text:span text:style-name="T1"/></text:p>
      <text:p text:style-name="P2"><text:span text:style-name="T1"><text:tab/></text:span><text:span text:style-name="T4">Para sincronização de threads for</text:span><text:span text:style-name="T5">am</text:span><text:span text:style-name="T4"> usados semáforos, </text:span><text:span text:style-name="T5">threads </text:span><text:span text:style-name="T6">e condition variables</text:span><text:span text:style-name="T4"> em três momentos diferentes, </text:span><text:span text:style-name="T6">o acesso ao buffer unitário, o acesso à secção crítica de lock dos semáforos e o acesso à secção crítica de reserva de lugares</text:span><text:span text:style-name="T4">.</text:span></text:p>
      <text:p text:style-name="P2"><text:span text:style-name="T4"><text:tab/></text:span><text:span text:style-name="T7">O acesso ao buffer unitário para retirar as informções de um request é uma secção crítica, só um thread pode estar a executar essa secção de código num determinado momento, pois o acesso simultâneo de vários threads a esse buffer levaria a que várias bilheteiras processassem o mesmo request o que não e pretendido. Logo, para que tal não aconteça o mecanismo de sincronização utilizado consiste em duas condition variables e um mutex </text:span><text:span text:style-name="T9">que permitem o acesso ao buffer só a um thread de cada vez</text:span><text:span text:style-name="T8">(requer mais desenvolvimento ?)</text:span><text:span text:style-name="T7">.</text:span></text:p>
      <text:p text:style-name="P2"><text:span text:style-name="T7"><text:tab/></text:span><text:span text:style-name="T10">Para a reserva de lugares pelos threads foi necessário um semáforo principal para </text:span><text:span text:style-name="T11">evitar a ocorrência de race condition e um semáforo com nome que é criado para cada seat que se pretende reservar. </text:span><text:span text:style-name="T12">O semáforo principal restringe o acesso a uma condição crítica onde é feito a criação e/ou <text:s/>o lock dos semáforos associados aos lugares/seats presentes na lista de preferências. </text:span><text:span text:style-name="T13">Depois de todos os semáforos pretendidos </text:span><text:span text:style-name="T15">serem</text:span><text:span text:style-name="T13"> bloqueados, </text:span><text:span text:style-name="T15">o</text:span><text:span text:style-name="T13"> thread liberta esta secção crítica e começa a reserva do lugares. Cada semáforo bloqueado permite o acesso à secção crítica de leitura e escrita de informação na struct Seat(lugar) </text:span><text:span text:style-name="T14">associada</text:span><text:span text:style-name="T13">. </text:span><text:span text:style-name="T14">Todas as structs Seat estão presentes numa outra struct Room(sala de espetáculos). </text:span></text:p>
      <text:p text:style-name="P2"><text:span text:style-name="T1"/></text:p>
      <text:p text:style-name="P3"><text:span text:style-name="T1">.</text:span><text:span text:style-name="T3">Encerramento do servid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07:53.123166943</meta:creation-date>
    <dc:date>2018-05-13T18:44:37.515342353</dc:date>
    <meta:editing-duration>PT1H16M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62" meta:character-count="1645" meta:non-whitespace-character-count="1385"/>
  </office:meta>
</office:document-meta>
</file>